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087" officeooo:paragraph-rsid="001de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gfdgfdgfdgfdfdf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2:10:33.963025836</meta:creation-date>
    <dc:date>2022-02-17T12:17:37.062784193</dc:date>
    <meta:editing-duration>PT7M4S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6.4.7.2$Linux_X86_64 LibreOffice_project/40$Build-2</meta:generator>
  </office:meta>
</office:document-meta>
</file>